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8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0.829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311cm"/>
    </style:style>
    <style:style style:name="co10" style:family="table-column">
      <style:table-column-properties fo:break-before="auto" style:column-width="2.56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7"/>
        <table:table-column table:style-name="co10" table:default-cell-style-name="ce8"/>
        <table:table-row table:style-name="ro1">
          <table:table-cell table:style-name="ce1" office:value-type="string" table:number-columns-spanned="8" table:number-rows-spanned="1">
            <text:p>DAFTAR PENERIMA E-KTP</text:p>
          </table:table-cell>
          <table:covered-table-cell table:number-columns-repeated="7" table:style-name="ce4"/>
        </table:table-row>
        <table:table-row table:style-name="ro1">
          <table:table-cell table:style-name="ce1" office:value-type="string" table:number-columns-spanned="8" table:number-rows-spanned="1">
            <text:p>PADUKUHAN DONDONG DESA JETIS</text:p>
          </table:table-cell>
          <table:covered-table-cell table:number-columns-repeated="7" table:style-name="ce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AMA LENGKAP</text:p>
          </table:table-cell>
          <table:table-cell table:style-name="ce2" office:value-type="string">
            <text:p>TGL. LAHIR</text:p>
          </table:table-cell>
          <table:table-cell table:style-name="ce2" office:value-type="string">
            <text:p>ALAMAT</text:p>
          </table:table-cell>
          <table:table-cell table:style-name="ce2" office:value-type="string">
            <text:p>RT</text:p>
          </table:table-cell>
          <table:table-cell table:style-name="ce2" office:value-type="string">
            <text:p>RW</text:p>
          </table:table-cell>
          <table:table-cell table:style-name="ce6" office:value-type="string" table:number-columns-spanned="2" table:number-rows-spanned="1">
            <text:p>TANDA TANGAN</text:p>
          </table:table-cell>
          <table:covered-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SDIYANT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UNI MURWANTI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RJIYAH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RGON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UMILAH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RSUDI UTOM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SIYEM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RDI YANT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LIMAH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ROMO ARJ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KINAH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SKANDAR SUTRIYANT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RSILAH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ARMO UTOM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LIYEM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IYANT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WI RAMA KENCANA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LANJARI YANT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AKINEM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MAWAN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RGI UTOM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RIYEM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AJIKEM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DARINI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GIYATMAN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UMILAH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AMIANT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AMINI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NIYEM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ONIRIN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UKSANTI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LIK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ARSON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ASTIJAN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ASINEM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ARM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RIYATI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DI WARS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GATIRAH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UJIYON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ARJON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IMUR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LASIH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UNTON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UGIRAH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AMIRAH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ULASMI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GIYANT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YADI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TRI SUSANTI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ARJIYONO</text:p>
          </table:table-cell>
          <table:table-cell/>
          <table:table-cell office:value-type="string">
            <text:p>DONDONG</text:p>
          </table:table-cell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1" office:value-type="string" table:number-columns-spanned="8" table:number-rows-spanned="1">
            <text:p>DAFTAR PENERIMA E-KTP</text:p>
          </table:table-cell>
          <table:covered-table-cell table:number-columns-repeated="7" table:style-name="ce4"/>
        </table:table-row>
        <table:table-row table:style-name="ro1">
          <table:table-cell table:style-name="ce1" office:value-type="string" table:number-columns-spanned="8" table:number-rows-spanned="1">
            <text:p>PADUKUHAN DONDONG DESA JETIS</text:p>
          </table:table-cell>
          <table:covered-table-cell table:number-columns-repeated="7" table:style-name="ce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AMA LENGKAP</text:p>
          </table:table-cell>
          <table:table-cell table:style-name="ce2" office:value-type="string">
            <text:p>TGL. LAHIR</text:p>
          </table:table-cell>
          <table:table-cell table:style-name="ce2" office:value-type="string">
            <text:p>ALAMAT</text:p>
          </table:table-cell>
          <table:table-cell table:style-name="ce2" office:value-type="string">
            <text:p>RT</text:p>
          </table:table-cell>
          <table:table-cell table:style-name="ce2" office:value-type="string">
            <text:p>RW</text:p>
          </table:table-cell>
          <table:table-cell table:style-name="ce6" office:value-type="string" table:number-columns-spanned="2" table:number-rows-spanned="1">
            <text:p>TANDA TANGAN</text:p>
          </table:table-cell>
          <table:covered-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WUH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TIYAH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RIMAN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TINI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STI QHOMAH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UBINGAH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KA PUSPITASARI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ARSO SENTONO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KINEM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TRIATI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RDIMAN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RI MARYANTI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NITIS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UWARSI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ANTIP SULAKSONO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ASDIYONO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RIJAH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SANTO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TIJAH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ARJIYANTO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GAJIYEM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IYATMAN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ARDI UTOMO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UGIYARNI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ASUKI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ITI QOTIJAH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GATIJEM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UTADI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KELUR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WARNI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ASILAH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IYANTO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RI WULANDARI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ASTILAH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ANI ATI</text:p>
          </table:table-cell>
          <table:table-cell/>
          <table:table-cell office:value-type="string">
            <text:p>DONDONG</text:p>
          </table:table-cell>
          <table:table-cell office:value-type="string">
            <text:p>02</text:p>
          </table:table-cell>
          <table:table-cell office:value-type="string">
            <text:p>0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 table:number-rows-repeated="18">
          <table:table-cell table:style-name="Default" table:number-columns-repeated="8"/>
        </table:table-row>
        <table:table-row table:style-name="ro1">
          <table:table-cell table:style-name="ce1" office:value-type="string" table:number-columns-spanned="8" table:number-rows-spanned="1">
            <text:p>DAFTAR PENERIMA E-KTP</text:p>
          </table:table-cell>
          <table:covered-table-cell table:number-columns-repeated="7" table:style-name="ce4"/>
        </table:table-row>
        <table:table-row table:style-name="ro1">
          <table:table-cell table:style-name="ce1" office:value-type="string" table:number-columns-spanned="8" table:number-rows-spanned="1">
            <text:p>PADUKUHAN DONDONG DESA JETIS</text:p>
          </table:table-cell>
          <table:covered-table-cell table:number-columns-repeated="7" table:style-name="ce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AMA LENGKAP</text:p>
          </table:table-cell>
          <table:table-cell table:style-name="ce2" office:value-type="string">
            <text:p>TGL. LAHIR</text:p>
          </table:table-cell>
          <table:table-cell table:style-name="ce2" office:value-type="string">
            <text:p>ALAMAT</text:p>
          </table:table-cell>
          <table:table-cell table:style-name="ce2" office:value-type="string">
            <text:p>RT</text:p>
          </table:table-cell>
          <table:table-cell table:style-name="ce2" office:value-type="string">
            <text:p>RW</text:p>
          </table:table-cell>
          <table:table-cell table:style-name="ce6" office:value-type="string" table:number-columns-spanned="2" table:number-rows-spanned="1">
            <text:p>TANDA TANGAN</text:p>
          </table:table-cell>
          <table:covered-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MAN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PATMIYATI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MI NURYANTI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ARIYO DINOMO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GATINAH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APTO WIYONO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RIYAH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ASTADI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RATMINI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ARSO PAMIRO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AIDAH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JIYANTI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YATINEM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GENG WIDODO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RDILAH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ITI SA'DIYAH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PARLAN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ADARYANI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ATMAJI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UKIJEM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ENEN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ARTINEM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ARIKEM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KARSILAH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GATIRAH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UGIYANTO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RJIYEM</text:p>
          </table:table-cell>
          <table:table-cell/>
          <table:table-cell office:value-type="string">
            <text:p>DONDONG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 table:number-rows-repeated="26">
          <table:table-cell table:style-name="Default" table:number-columns-repeated="8"/>
        </table:table-row>
        <table:table-row table:style-name="ro1">
          <table:table-cell table:style-name="ce1" office:value-type="string" table:number-columns-spanned="8" table:number-rows-spanned="1">
            <text:p>DAFTAR PENERIMA E-KTP</text:p>
          </table:table-cell>
          <table:covered-table-cell table:number-columns-repeated="7" table:style-name="ce4"/>
        </table:table-row>
        <table:table-row table:style-name="ro1">
          <table:table-cell table:style-name="ce1" office:value-type="string" table:number-columns-spanned="8" table:number-rows-spanned="1">
            <text:p>PADUKUHAN DONDONG DESA JETIS</text:p>
          </table:table-cell>
          <table:covered-table-cell table:number-columns-repeated="7" table:style-name="ce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AMA LENGKAP</text:p>
          </table:table-cell>
          <table:table-cell table:style-name="ce2" office:value-type="string">
            <text:p>TGL. LAHIR</text:p>
          </table:table-cell>
          <table:table-cell table:style-name="ce2" office:value-type="string">
            <text:p>ALAMAT</text:p>
          </table:table-cell>
          <table:table-cell table:style-name="ce2" office:value-type="string">
            <text:p>RT</text:p>
          </table:table-cell>
          <table:table-cell table:style-name="ce2" office:value-type="string">
            <text:p>RW</text:p>
          </table:table-cell>
          <table:table-cell table:style-name="ce6" office:value-type="string" table:number-columns-spanned="2" table:number-rows-spanned="1">
            <text:p>TANDA TANGAN</text:p>
          </table:table-cell>
          <table:covered-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ARN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TINAH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TART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PIYANTI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RMANT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NARMI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RUM SASMITA PRABAWATI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GIN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RATINI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ARYON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GINI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IYON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UMINI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FIYANT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AGIRAH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GATIY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ALMI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RYON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AWIYEM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RIJ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ASIRAH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UDI SUWIT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UTINAH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DARMILAH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RANTINAH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AYOGI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ASTINI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EI WULANDARI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AJIMAN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KARJIYANT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UKINEM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YON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RYON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RININGSIH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UJIYEM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GUNG SETIAWAN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DI WIYON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RIMO REJ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UTIMI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DINEM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ARNO UTOM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IYANT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GIART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ARDILAH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HARSONO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UMINAH</text:p>
          </table:table-cell>
          <table:table-cell/>
          <table:table-cell office:value-type="string">
            <text:p>DONDONG</text:p>
          </table:table-cell>
          <table:table-cell table:number-columns-repeated="2" office:value-type="string">
            <text:p>04</text:p>
          </table:table-cell>
          <table:table-cell/>
          <table:table-cell office:value-type="float" office:value="46">
            <text:p>46</text:p>
          </table:table-cell>
        </table:table-row>
        <table:table-row table:style-name="ro1" table:number-rows-repeated="7">
          <table:table-cell table:style-name="Default" table:number-columns-repeated="8"/>
        </table:table-row>
        <table:table-row table:style-name="ro1">
          <table:table-cell table:style-name="ce1" office:value-type="string" table:number-columns-spanned="8" table:number-rows-spanned="1">
            <text:p>DAFTAR PENERIMA E-KTP</text:p>
          </table:table-cell>
          <table:covered-table-cell table:number-columns-repeated="7" table:style-name="ce4"/>
        </table:table-row>
        <table:table-row table:style-name="ro1">
          <table:table-cell table:style-name="ce1" office:value-type="string" table:number-columns-spanned="8" table:number-rows-spanned="1">
            <text:p>PADUKUHAN DONDONG DESA JETIS</text:p>
          </table:table-cell>
          <table:covered-table-cell table:number-columns-repeated="7" table:style-name="ce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AMA LENGKAP</text:p>
          </table:table-cell>
          <table:table-cell table:style-name="ce2" office:value-type="string">
            <text:p>TGL. LAHIR</text:p>
          </table:table-cell>
          <table:table-cell table:style-name="ce2" office:value-type="string">
            <text:p>ALAMAT</text:p>
          </table:table-cell>
          <table:table-cell table:style-name="ce2" office:value-type="string">
            <text:p>RT</text:p>
          </table:table-cell>
          <table:table-cell table:style-name="ce2" office:value-type="string">
            <text:p>RW</text:p>
          </table:table-cell>
          <table:table-cell table:style-name="ce6" office:value-type="string" table:number-columns-spanned="2" table:number-rows-spanned="1">
            <text:p>TANDA TANGAN</text:p>
          </table:table-cell>
          <table:covered-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MARDI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YARMI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DARMAN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MINAH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GATMINAH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INARDI UTOMO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YAHMI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TIYO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RJIYEM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YANTO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TANTI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RISNO SENTONO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UMIKEM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AWIYONO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IWUH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USNI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RI IDA MARYUNI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UMINAH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ASMINI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ARMO WASITO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ALBI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IRATNO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UGIYANTO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UMIDAH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AGIYAH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EDI UTOMO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URIP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HOLIKHIN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UPARMIYATI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YURIYANTO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RJIYANTI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RTILAH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RJO SUCIPTO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RSINI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MIRAH</text:p>
          </table:table-cell>
          <table:table-cell/>
          <table:table-cell office:value-type="string">
            <text:p>DONDONG</text:p>
          </table:table-cell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 table:number-rows-repeated="18">
          <table:table-cell table:style-name="Default" table:number-columns-repeated="8"/>
        </table:table-row>
        <table:table-row table:style-name="ro1">
          <table:table-cell table:style-name="ce1" office:value-type="string" table:number-columns-spanned="8" table:number-rows-spanned="1">
            <text:p>DAFTAR PENERIMA E-KTP</text:p>
          </table:table-cell>
          <table:covered-table-cell table:number-columns-repeated="7" table:style-name="ce4"/>
        </table:table-row>
        <table:table-row table:style-name="ro1">
          <table:table-cell table:style-name="ce1" office:value-type="string" table:number-columns-spanned="8" table:number-rows-spanned="1">
            <text:p>PADUKUHAN DONDONG DESA JETIS</text:p>
          </table:table-cell>
          <table:covered-table-cell table:number-columns-repeated="7" table:style-name="ce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AMA LENGKAP</text:p>
          </table:table-cell>
          <table:table-cell table:style-name="ce2" office:value-type="string">
            <text:p>TGL. LAHIR</text:p>
          </table:table-cell>
          <table:table-cell table:style-name="ce2" office:value-type="string">
            <text:p>ALAMAT</text:p>
          </table:table-cell>
          <table:table-cell table:style-name="ce2" office:value-type="string">
            <text:p>RT</text:p>
          </table:table-cell>
          <table:table-cell table:style-name="ce2" office:value-type="string">
            <text:p>RW</text:p>
          </table:table-cell>
          <table:table-cell table:style-name="ce6" office:value-type="string" table:number-columns-spanned="2" table:number-rows-spanned="1">
            <text:p>TANDA TANGAN</text:p>
          </table:table-cell>
          <table:covered-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PARMAN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TIMAH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RDI UTOM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IYAMINAH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LISMIYAT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UMIRIL TIKNO UTOM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NIYAH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TART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INA ANDRIYAN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KAD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URAHID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RSIYEM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GIYAN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RI WAHYUN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UDIYON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WI NGATIN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ARJIY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USMIYAT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KARN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YUSUF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UKAD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RTO REJ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INEM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RANT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UDAKUR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URWANT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UWASD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ARINAH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LIJ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AIKUN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URYANT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ADARM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AMINEM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JIWO SENTON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ASINAH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GIY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URAN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GIN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UKANTINAH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UWARN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NDARTI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ARIJ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ARDI SUWITO</text:p>
          </table:table-cell>
          <table:table-cell/>
          <table:table-cell office:value-type="string">
            <text:p>DONDONG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 table:number-rows-repeated="10">
          <table:table-cell table:style-name="Default" table:number-columns-repeated="8"/>
        </table:table-row>
        <table:table-row table:style-name="ro1">
          <table:table-cell table:style-name="ce1" office:value-type="string" table:number-columns-spanned="8" table:number-rows-spanned="1">
            <text:p>DAFTAR PENERIMA E-KTP</text:p>
          </table:table-cell>
          <table:covered-table-cell table:number-columns-repeated="7" table:style-name="ce4"/>
        </table:table-row>
        <table:table-row table:style-name="ro1">
          <table:table-cell table:style-name="ce1" office:value-type="string" table:number-columns-spanned="8" table:number-rows-spanned="1">
            <text:p>PADUKUHAN DONDONG DESA JETIS</text:p>
          </table:table-cell>
          <table:covered-table-cell table:number-columns-repeated="7" table:style-name="ce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AMA LENGKAP</text:p>
          </table:table-cell>
          <table:table-cell table:style-name="ce2" office:value-type="string">
            <text:p>TGL. LAHIR</text:p>
          </table:table-cell>
          <table:table-cell table:style-name="ce2" office:value-type="string">
            <text:p>ALAMAT</text:p>
          </table:table-cell>
          <table:table-cell table:style-name="ce2" office:value-type="string">
            <text:p>RT</text:p>
          </table:table-cell>
          <table:table-cell table:style-name="ce2" office:value-type="string">
            <text:p>RW</text:p>
          </table:table-cell>
          <table:table-cell table:style-name="ce6" office:value-type="string" table:number-columns-spanned="2" table:number-rows-spanned="1">
            <text:p>TANDA TANGAN</text:p>
          </table:table-cell>
          <table:covered-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RDI SENTON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MIY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PIYAH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PASMIYAT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WI JASUSANT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AWILAH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WID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ASTUTIK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ARDI UTOM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IMAH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ALIJ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AMIKEM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GIYART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DI SANTOS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RI SUNART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ADIY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RSIYANT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UMIKEM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URDIYANT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EPIYAT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ARYANT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IYANA WAT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UJIYON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KARMIYAT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WAD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UMILAH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USIAN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ATNO SUBIYANT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UBIYATN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ULATSIH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KARYOT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ERIYANT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RI YATUN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RATMAN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ARMANT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RIYON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ARINAH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IKI DEWANTAR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KARSO SETOM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URAD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UWARN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NDRIANT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ARSO SENTON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WART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DI SUMART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YATINAH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RYON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UJARWON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TASIH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UMARWANT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MI NURMILASARI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KASDI UTOMO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AWIYEM</text:p>
          </table:table-cell>
          <table:table-cell/>
          <table:table-cell office:value-type="string">
            <text:p>DONDONG</text:p>
          </table:table-cell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table:style-name="ce1" office:value-type="string" table:number-columns-spanned="8" table:number-rows-spanned="1">
            <text:p>DAFTAR PENERIMA E-KTP</text:p>
          </table:table-cell>
          <table:covered-table-cell table:number-columns-repeated="7" table:style-name="ce4"/>
        </table:table-row>
        <table:table-row table:style-name="ro1">
          <table:table-cell table:style-name="ce1" office:value-type="string" table:number-columns-spanned="8" table:number-rows-spanned="1">
            <text:p>PADUKUHAN DONDONG DESA JETIS</text:p>
          </table:table-cell>
          <table:covered-table-cell table:number-columns-repeated="7" table:style-name="ce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AMA LENGKAP</text:p>
          </table:table-cell>
          <table:table-cell table:style-name="ce2" office:value-type="string">
            <text:p>TGL. LAHIR</text:p>
          </table:table-cell>
          <table:table-cell table:style-name="ce2" office:value-type="string">
            <text:p>ALAMAT</text:p>
          </table:table-cell>
          <table:table-cell table:style-name="ce2" office:value-type="string">
            <text:p>RT</text:p>
          </table:table-cell>
          <table:table-cell table:style-name="ce2" office:value-type="string">
            <text:p>RW</text:p>
          </table:table-cell>
          <table:table-cell table:style-name="ce6" office:value-type="string" table:number-columns-spanned="2" table:number-rows-spanned="1">
            <text:p>TANDA TANGAN</text:p>
          </table:table-cell>
          <table:covered-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DI YANTO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DINAH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DIMAN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JILAH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ERNAWAN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RI SUPARIYATI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UGIYAT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RATINAH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WITO UTOMO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GATILAH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RIPAH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KTAYIANINGSIH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YITNO UTOMO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ARIDAH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RTINEM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MINI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CUK SUGIARTO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USIYAMI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KINI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UADI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PILAH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KO KURDIANTO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ANIJO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PRIYANTI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RAMBUDI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ASMIYATI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ASINEM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NEM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UJITO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KARYONO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IYADI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URDIYANTO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ASTRI HANDAYANI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PRIH ATIN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AJINEM</text:p>
          </table:table-cell>
          <table:table-cell/>
          <table:table-cell office:value-type="string">
            <text:p>DONDONG</text:p>
          </table:table-cell>
          <table:table-cell office:value-type="string">
            <text:p>08</text:p>
          </table:table-cell>
          <table:table-cell office:value-type="string">
            <text:p>0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 table:number-rows-repeated="18">
          <table:table-cell table:style-name="Default" table:number-columns-repeated="8"/>
        </table:table-row>
        <table:table-row table:style-name="ro1">
          <table:table-cell table:style-name="ce1" office:value-type="string" table:number-columns-spanned="8" table:number-rows-spanned="1">
            <text:p>DAFTAR PENERIMA E-KTP</text:p>
          </table:table-cell>
          <table:covered-table-cell table:number-columns-repeated="7" table:style-name="ce4"/>
        </table:table-row>
        <table:table-row table:style-name="ro1">
          <table:table-cell table:style-name="ce1" office:value-type="string" table:number-columns-spanned="8" table:number-rows-spanned="1">
            <text:p>PADUKUHAN DONDONG DESA JETIS</text:p>
          </table:table-cell>
          <table:covered-table-cell table:number-columns-repeated="7" table:style-name="ce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AMA LENGKAP</text:p>
          </table:table-cell>
          <table:table-cell table:style-name="ce2" office:value-type="string">
            <text:p>TGL. LAHIR</text:p>
          </table:table-cell>
          <table:table-cell table:style-name="ce2" office:value-type="string">
            <text:p>ALAMAT</text:p>
          </table:table-cell>
          <table:table-cell table:style-name="ce2" office:value-type="string">
            <text:p>RT</text:p>
          </table:table-cell>
          <table:table-cell table:style-name="ce2" office:value-type="string">
            <text:p>RW</text:p>
          </table:table-cell>
          <table:table-cell table:style-name="ce6" office:value-type="string" table:number-columns-spanned="2" table:number-rows-spanned="1">
            <text:p>TANDA TANGAN</text:p>
          </table:table-cell>
          <table:covered-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GIYANT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RJO UTOM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PRUK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EN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KINAH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SENTON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UKINEM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RGI UTOM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AMILAH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GIMAH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IMIN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URAN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ASM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ARTO REJ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GATIRAH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RYON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AMIYAT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GATIMIN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ARINAH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ARON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VA LUSTIKASAR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RJO MIARS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AMIYEM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KURNI ASR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ARDI UTOM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GADIRUN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APTO WIYON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EBEN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UKIT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ARMIYAT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UKIMIN JAROD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MA YULIYANT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ABINEM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WIRO KASB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RDI UTOM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RIKEM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RWANT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APARM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ONO KARS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AJIYEM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KO PRIYON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ARTANT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ATIMAN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ALAM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YULI PURWANT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MIRAN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UJIYANT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IWAN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DARG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AINEM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50">
            <text:p>50</text:p>
          </table:table-cell>
        </table:table-row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ce1" office:value-type="string" table:number-columns-spanned="8" table:number-rows-spanned="1">
            <text:p>DAFTAR PENERIMA E-KTP</text:p>
          </table:table-cell>
          <table:covered-table-cell table:number-columns-repeated="7" table:style-name="ce4"/>
        </table:table-row>
        <table:table-row table:style-name="ro1">
          <table:table-cell table:style-name="ce1" office:value-type="string" table:number-columns-spanned="8" table:number-rows-spanned="1">
            <text:p>PADUKUHAN DONDONG DESA JETIS</text:p>
          </table:table-cell>
          <table:covered-table-cell table:number-columns-repeated="7" table:style-name="ce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AMA LENGKAP</text:p>
          </table:table-cell>
          <table:table-cell table:style-name="ce2" office:value-type="string">
            <text:p>TGL. LAHIR</text:p>
          </table:table-cell>
          <table:table-cell table:style-name="ce2" office:value-type="string">
            <text:p>ALAMAT</text:p>
          </table:table-cell>
          <table:table-cell table:style-name="ce2" office:value-type="string">
            <text:p>RT</text:p>
          </table:table-cell>
          <table:table-cell table:style-name="ce2" office:value-type="string">
            <text:p>RW</text:p>
          </table:table-cell>
          <table:table-cell table:style-name="ce6" office:value-type="string" table:number-columns-spanned="2" table:number-rows-spanned="1">
            <text:p>TANDA TANGAN</text:p>
          </table:table-cell>
          <table:covered-table-cell table:style-name="ce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ALINA LESTAR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RTO DIRY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ARTINEM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HARSOSENTON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ATIJEM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WARTO SENTON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UYAN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ALIMAN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AFTANI YANT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URATMI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YANTO UTOM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AMIJAN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UWITO UTOMO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UMIJAH</text:p>
          </table:table-cell>
          <table:table-cell/>
          <table:table-cell office:value-type="string">
            <text:p>DONDONG</text:p>
          </table:table-cell>
          <table:table-cell office:value-type="string">
            <text:p>09</text:p>
          </table:table-cell>
          <table:table-cell office:value-type="string">
            <text:p>04</text:p>
          </table:table-cell>
          <table:table-cell/>
          <table:table-cell office:value-type="float" office:value="64">
            <text:p>64</text:p>
          </table:table-cell>
        </table:table-row>
        <table:table-row table:style-name="ro1" table:number-rows-repeated="39">
          <table:table-cell table:style-name="Default" table:number-columns-repeated="8"/>
        </table:table-row>
        <table:table-row table:style-name="ro1">
          <table:table-cell table:style-name="ce1" office:value-type="string" table:number-columns-spanned="8" table:number-rows-spanned="1">
            <text:p>DAFTAR PENERIMA E-KTP</text:p>
          </table:table-cell>
          <table:covered-table-cell table:number-columns-repeated="7" table:style-name="ce4"/>
        </table:table-row>
        <table:table-row table:style-name="ro1">
          <table:table-cell table:style-name="ce1" office:value-type="string" table:number-columns-spanned="8" table:number-rows-spanned="1">
            <text:p>PADUKUHAN DONDONG DESA JETIS</text:p>
          </table:table-cell>
          <table:covered-table-cell table:number-columns-repeated="7" table:style-name="ce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NAMA LENGKAP</text:p>
          </table:table-cell>
          <table:table-cell table:style-name="ce2" office:value-type="string">
            <text:p>TGL. LAHIR</text:p>
          </table:table-cell>
          <table:table-cell table:style-name="ce2" office:value-type="string">
            <text:p>ALAMAT</text:p>
          </table:table-cell>
          <table:table-cell table:style-name="ce2" office:value-type="string">
            <text:p>RT</text:p>
          </table:table-cell>
          <table:table-cell table:style-name="ce2" office:value-type="string">
            <text:p>RW</text:p>
          </table:table-cell>
          <table:table-cell table:style-name="ce6" office:value-type="string" table:number-columns-spanned="2" table:number-rows-spanned="1">
            <text:p>TANDA TANGAN</text:p>
          </table:table-cell>
          <table:covered-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RDI SUKAM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RU SUJARW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MIDI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JILAH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IS KADARYAN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ARYON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UKINI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URMIASIH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RMADI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UMIYAH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ANTINAH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IDI SUMAR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AIJEM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RI MAN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RIYON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YAN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UJIYATI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ICKA ESTY YULIANA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WI ALI TAPAN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GATINEM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YOSO WIYON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RSIYEM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UNADI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INAWATI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GENG WIDOD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IYEM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UMIKEM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YARN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IYAR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UPOM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AITEM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WI PURWAN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PRIYANTI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USDIYAN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RATINI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ANANG KRISWAN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ULARIDIR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UGIRAHAYU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YUNI YAN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YUNI YANTI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ARIJO SUKAN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WASIKEN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KARDI KUSWAN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RON MARWIYAH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DI YANTO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ETI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UPRAPTINI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URNAMA</text:p>
          </table:table-cell>
          <table:table-cell/>
          <table:table-cell office:value-type="string">
            <text:p>DONDONG</text:p>
          </table:table-cell>
          <table:table-cell office:value-type="string">
            <text:p>10</text:p>
          </table:table-cell>
          <table:table-cell office:value-type="string">
            <text:p>04</text:p>
          </table:table-cell>
          <table:table-cell/>
          <table:table-cell office:value-type="float" office:value="48">
            <text:p>48</text:p>
          </table:table-cell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d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0.64cm" fo:margin-left="2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0T14:31:56.66</meta:creation-date>
    <dc:date>2012-07-31T13:10:42.59</dc:date>
    <meta:editing-duration>PT3H15M38S</meta:editing-duration>
    <meta:editing-cycles>41</meta:editing-cycles>
    <meta:generator>LibreOffice/3.5$Windows_x86 LibreOffice_project/7e68ba2-a744ebf-1f241b7-c506db1-7d53735</meta:generator>
    <meta:print-date>2012-07-30T15:15:33.39</meta:print-date>
    <meta:document-statistic meta:table-count="3" meta:cell-count="2721" meta:object-count="0"/>
  </office:meta>
</office:document-meta>
</file>